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49ecd" officeooo:paragraph-rsid="00149ecd"/>
    </style:style>
    <style:style style:name="P2" style:family="paragraph" style:parent-style-name="Standard">
      <style:paragraph-properties fo:text-align="start" style:justify-single-word="false"/>
      <style:text-properties officeooo:rsid="00149ecd" officeooo:paragraph-rsid="00149ecd"/>
    </style:style>
    <style:style style:name="P3" style:family="paragraph" style:parent-style-name="Standard">
      <style:paragraph-properties fo:text-align="center" style:justify-single-word="false"/>
      <style:text-properties fo:font-size="18pt" officeooo:rsid="00149ecd" officeooo:paragraph-rsid="00149ecd" style:font-size-asian="18pt" style:font-size-complex="18pt"/>
    </style:style>
    <style:style style:name="P4" style:family="paragraph" style:parent-style-name="Standard">
      <style:paragraph-properties fo:text-align="start" style:justify-single-word="false"/>
      <style:text-properties fo:font-size="14pt" officeooo:rsid="00149ecd" officeooo:paragraph-rsid="00149ecd" style:font-size-asian="12.25pt" style:font-size-complex="14pt"/>
    </style:style>
    <style:style style:name="P5" style:family="paragraph" style:parent-style-name="Standard">
      <style:paragraph-properties fo:text-align="start" style:justify-single-word="false"/>
      <style:text-properties fo:font-size="14pt" officeooo:rsid="001b3d75" officeooo:paragraph-rsid="001b3d75" style:font-size-asian="12.25pt" style:font-size-complex="14pt"/>
    </style:style>
    <style:style style:name="P6" style:family="paragraph" style:parent-style-name="Standard" style:list-style-name="L2">
      <style:paragraph-properties fo:text-align="start" style:justify-single-word="false"/>
      <style:text-properties fo:font-size="14pt" officeooo:rsid="001b3d75" officeooo:paragraph-rsid="001b3d75" style:font-size-asian="12.25pt" style:font-size-complex="14pt"/>
    </style:style>
    <style:style style:name="P7" style:family="paragraph" style:parent-style-name="Standard" style:list-style-name="L2">
      <style:paragraph-properties fo:text-align="start" style:justify-single-word="false"/>
      <style:text-properties fo:font-size="14pt" officeooo:rsid="001be450" officeooo:paragraph-rsid="001be450" style:font-size-asian="12.25pt" style:font-size-complex="14pt"/>
    </style:style>
    <style:style style:name="P8" style:family="paragraph" style:parent-style-name="Standard" style:list-style-name="L1">
      <style:paragraph-properties fo:text-align="start" style:justify-single-word="false"/>
      <style:text-properties fo:font-size="12pt" officeooo:rsid="00149ecd" officeooo:paragraph-rsid="00149ecd" style:font-size-asian="10.5pt" style:font-size-complex="12pt"/>
    </style:style>
    <style:style style:name="P9" style:family="paragraph" style:parent-style-name="Standard" style:list-style-name="L1">
      <style:paragraph-properties fo:text-align="start" style:justify-single-word="false"/>
      <style:text-properties fo:font-size="12pt" officeooo:rsid="00169864" officeooo:paragraph-rsid="00169864" style:font-size-asian="10.5pt" style:font-size-complex="12pt"/>
    </style:style>
    <style:style style:name="P10" style:family="paragraph" style:parent-style-name="Standard" style:list-style-name="L1">
      <style:paragraph-properties fo:text-align="start" style:justify-single-word="false"/>
      <style:text-properties fo:font-size="12pt" officeooo:rsid="0018824c" officeooo:paragraph-rsid="0018824c" style:font-size-asian="10.5pt" style:font-size-complex="12pt"/>
    </style:style>
    <style:style style:name="P11" style:family="paragraph" style:parent-style-name="Standard" style:list-style-name="L1">
      <style:paragraph-properties fo:text-align="start" style:justify-single-word="false"/>
      <style:text-properties fo:font-size="12pt" officeooo:rsid="001943bf" officeooo:paragraph-rsid="001943bf" style:font-size-asian="10.5pt" style:font-size-complex="12pt"/>
    </style:style>
    <style:style style:name="P12" style:family="paragraph" style:parent-style-name="Standard">
      <style:paragraph-properties fo:text-align="start" style:justify-single-word="false"/>
      <style:text-properties fo:font-size="12pt" officeooo:rsid="001943bf" officeooo:paragraph-rsid="001943bf" style:font-size-asian="10.5pt" style:font-size-complex="12pt"/>
    </style:style>
    <style:style style:name="T1" style:family="text">
      <style:text-properties officeooo:rsid="00169864"/>
    </style:style>
    <style:style style:name="T2" style:family="text">
      <style:text-properties officeooo:rsid="001943bf"/>
    </style:style>
    <style:style style:name="T3" style:family="text">
      <style:text-properties officeooo:rsid="001b3d75"/>
    </style:style>
    <style:style style:name="T4" style:family="text">
      <style:text-properties officeooo:rsid="001d0d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Économie TD5</text:p>
      <text:p text:style-name="P3"/>
      <text:p text:style-name="P4">Ex1 :</text:p>
      <text:p text:style-name="P1"/>
      <text:p text:style-name="P2"/>
      <text:list xml:id="list3710162643" text:style-name="L1">
        <text:list-item>
          <text:p text:style-name="P8">Cela perturbe l’état naturel du marcher avec une hausse des prix non-justifiée et donc néfaste au consommateur.</text:p>
          <text:p text:style-name="P8"/>
        </text:list-item>
        <text:list-item>
          <text:p text:style-name="P8">Oligopole (plus simple de se concerter avec peu d’acteurs), faible élasticité-prix de la demande (prix peuvent augmenter sans affecter la demande), homogénéité des produits (plus simple de s’entendre quand les produits sont comparables), forte fluctuation de la demande et gros coûts fixes (risque élevé de pertes), obstacles à l’entrée et/ou sortie (empêche les nouveaux acteurs d’entrer si prix trop élevés<text:span text:style-name="T1">).</text:span></text:p>
          <text:p text:style-name="P9"/>
        </text:list-item>
        <text:list-item>
          <text:p text:style-name="P9">Échanger des infos, s’attribuer des groupes de clients, se répartir les zones géographiques.</text:p>
          <text:p text:style-name="P9"/>
        </text:list-item>
        <text:list-item>
          <text:p text:style-name="P9">Surveillance interne aux cartels, partage d’informations confidentielles, punition possible rapidement pour les tricheurs, ...</text:p>
          <text:p text:style-name="P9"/>
        </text:list-item>
        <text:list-item>
          <text:p text:style-name="P10">Ça dépend mais généralement non. <text:span text:style-name="T2">US bien plus lourds sur les sanctions et ça marche mieux.</text:span></text:p>
          <text:p text:style-name="P11"/>
        </text:list-item>
        <text:list-item>
          <text:p text:style-name="P11">Cherche des infos échangées, parallélisme de comportements, réduction de peine pour les entreprises qui dénoncent (pareil US meilleur là-dessus).</text:p>
          <text:p text:style-name="P11"/>
        </text:list-item>
        <text:list-item>
          <text:p text:style-name="P11">Situation d’oligopole sur un gros marché, avec fluctuation sur la demande, marché fermé par échange d’infos et élimination des entrants <text:span text:style-name="T3">+ bannir la dématérialisation pour augmenter les coûts d’entrée</text:span>, stable car marché mature et durable, clients sont des entreprises donc mieux.</text:p>
        </text:list-item>
      </text:list>
      <text:p text:style-name="P12"/>
      <text:p text:style-name="P5">Ex 2 :</text:p>
      <text:p text:style-name="P5"/>
      <text:list xml:id="list2931575372" text:style-name="L2">
        <text:list-item>
          <text:p text:style-name="P7">Si elles bénéficient au consommateur et/ou apportent un progrès économique.</text:p>
          <text:p text:style-name="P6"/>
        </text:list-item>
        <text:list-item>
          <text:p text:style-name="P7">Elles aident à réduire le parasitisme entre distributeurs et/ou consommateurs, car cela conduit (par rationalisme des acteurs qui réduisent les coûts en espérant parasiter les autres pour compenser) à réduire le service aux clients. </text:p>
          <text:p text:style-name="P7">...</text:p>
          <text:p text:style-name="P6"/>
        </text:list-item>
        <text:list-item>
          <text:p text:style-name="P7">Elles peuvent s’entendre sur la R&amp;D et les standards des produits ⇒ baisser les coûts <text:span text:style-name="T4">individuels de chaque entreprise. </text:span></text:p>
          <text:p text:style-name="P6"/>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7T09:12:20.175763549</meta:creation-date>
    <dc:date>2022-12-07T10:32:18.862405809</dc:date>
    <meta:editing-duration>PT8M27S</meta:editing-duration>
    <meta:editing-cycles>2</meta:editing-cycles>
    <meta:generator>LibreOffice/6.4.7.2$Linux_X86_64 LibreOffice_project/40$Build-2</meta:generator>
    <meta:document-statistic meta:table-count="0" meta:image-count="0" meta:object-count="0" meta:page-count="1" meta:paragraph-count="14" meta:word-count="261" meta:character-count="1726" meta:non-whitespace-character-count="1487"/>
  </office:meta>
</office:document-meta>
</file>